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000000000400000004077CDC8F9.png"/>
  <manifest:file-entry manifest:media-type="" manifest:full-path="Pictures/200000070000542200001F6C2559CF6E.svm"/>
  <manifest:file-entry manifest:media-type="" manifest:full-path="Pictures/2000000700004E05000053E15C9223B9.svm"/>
  <manifest:file-entry manifest:media-type="" manifest:full-path="Pictures/20000007000040300000140E6E398928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2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Arial Unicode MS1" svg:font-family="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Humnst777 BT" svg:font-family="'Humnst777 BT'" style:font-adornments="Roman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</office:font-face-decls>
  <office:automatic-styles>
    <style:style style:name="Tabela3" style:family="table">
      <style:table-properties style:width="9.901cm" table:align="center"/>
    </style:style>
    <style:style style:name="Tabela3.A" style:family="table-column">
      <style:table-column-properties style:column-width="3.362cm"/>
    </style:style>
    <style:style style:name="Tabela3.B" style:family="table-column">
      <style:table-column-properties style:column-width="6.539cm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B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" style:family="table">
      <style:table-properties style:width="16.011cm" table:align="right" fo:keep-with-next="always"/>
    </style:style>
    <style:style style:name="Tabela.A" style:family="table-column">
      <style:table-column-properties style:column-width="2.459cm"/>
    </style:style>
    <style:style style:name="Tabela.B" style:family="table-column">
      <style:table-column-properties style:column-width="2.064cm"/>
    </style:style>
    <style:style style:name="Tabela.C" style:family="table-column">
      <style:table-column-properties style:column-width="3.413cm"/>
    </style:style>
    <style:style style:name="Tabela.D" style:family="table-column">
      <style:table-column-properties style:column-width="8.075cm"/>
    </style:style>
    <style:style style:name="Tabela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.D1" style:family="table-cell">
      <style:table-cell-properties style:vertical-align="middle" fo:padding="0.097cm" fo:border="0.002cm solid #000000"/>
    </style:style>
    <style:style style:name="Tabela.A2" style:family="table-cell">
      <style:table-cell-properties fo:padding="0.097cm" fo:border-left="0.002cm solid #000000" fo:border-right="none" fo:border-top="none" fo:border-bottom="0.002cm solid #000000"/>
    </style:style>
    <style:style style:name="Tabela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011cm" table:align="right" fo:keep-with-next="always"/>
    </style:style>
    <style:style style:name="Table2.A" style:family="table-column">
      <style:table-column-properties style:column-width="2.512cm"/>
    </style:style>
    <style:style style:name="Table2.B" style:family="table-column">
      <style:table-column-properties style:column-width="1.879cm"/>
    </style:style>
    <style:style style:name="Table2.C" style:family="table-column">
      <style:table-column-properties style:column-width="3.387cm"/>
    </style:style>
    <style:style style:name="Table2.D" style:family="table-column">
      <style:table-column-properties style:column-width="8.234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011cm" table:align="right" fo:keep-with-next="always"/>
    </style:style>
    <style:style style:name="Table3.A" style:family="table-column">
      <style:table-column-properties style:column-width="3.997cm"/>
    </style:style>
    <style:style style:name="Table3.B" style:family="table-column">
      <style:table-column-properties style:column-width="3.572cm"/>
    </style:style>
    <style:style style:name="Table3.C" style:family="table-column">
      <style:table-column-properties style:column-width="8.442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6.011cm" table:align="right" fo:keep-with-next="always"/>
    </style:style>
    <style:style style:name="Table4.A" style:family="table-column">
      <style:table-column-properties style:column-width="2.512cm"/>
    </style:style>
    <style:style style:name="Table4.B" style:family="table-column">
      <style:table-column-properties style:column-width="1.879cm"/>
    </style:style>
    <style:style style:name="Table4.C" style:family="table-column">
      <style:table-column-properties style:column-width="3.387cm"/>
    </style:style>
    <style:style style:name="Table4.D" style:family="table-column">
      <style:table-column-properties style:column-width="8.234cm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D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30pt" style:font-size-asian="30pt" style:font-size-complex="3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36pt" fo:font-weight="bold" style:font-size-asian="36pt" style:font-weight-asian="bold" style:font-size-complex="3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20pt" fo:font-weight="normal" style:font-size-asian="20pt" style:font-weight-asian="normal" style:font-size-complex="20pt" style:font-weight-complex="normal"/>
    </style:style>
    <style:style style:name="P5" style:family="paragraph" style:parent-style-name="Standard">
      <style:paragraph-properties fo:break-before="page"/>
      <style:text-properties style:font-name="Arial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Standard">
      <style:text-properties style:font-name="Arial"/>
    </style:style>
    <style:style style:name="P9" style:family="paragraph" style:parent-style-name="Heading_20_1" style:list-style-name="Numbering_20_1">
      <style:paragraph-properties fo:break-before="page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Heading_20_1" style:list-style-name="Numbering_20_1"/>
    <style:style style:name="P12" style:family="paragraph" style:parent-style-name="Contents_20_1">
      <style:paragraph-properties fo:text-align="end" style:justify-single-word="false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 style:list-style-name="L1">
      <style:paragraph-properties fo:margin-left="1.251cm" fo:margin-right="0cm" fo:text-align="justify" style:justify-single-word="false" fo:text-indent="0cm" style:auto-text-indent="false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style="normal" style:font-style-asian="normal" style:font-style-complex="normal"/>
    </style:style>
    <style:style style:name="P17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Table">
      <style:paragraph-properties fo:text-align="center" style:justify-single-word="false"/>
    </style:style>
    <style:style style:name="P19" style:family="paragraph" style:parent-style-name="Standard">
      <style:paragraph-properties fo:margin-left="0cm" fo:margin-right="0cm" fo:text-indent="0cm" style:auto-text-indent="false"/>
    </style:style>
    <style:style style:name="P20" style:family="paragraph" style:parent-style-name="Illustration">
      <style:paragraph-properties fo:text-align="center" style:justify-single-word="false"/>
    </style:style>
    <style:style style:name="P21" style:family="paragraph" style:parent-style-name="Standard">
      <style:text-properties fo:font-style="normal" style:font-style-asian="normal" style:font-style-complex="normal"/>
    </style:style>
    <style:style style:name="P22" style:family="paragraph" style:parent-style-name="Standard">
      <style:paragraph-properties fo:text-align="justify" style:justify-single-word="false"/>
      <style:text-properties fo:font-style="normal" style:font-style-asian="normal" style:font-style-complex="normal"/>
    </style:style>
    <style:style style:name="P23" style:family="paragraph" style:parent-style-name="Heading_20_2" style:list-style-name="L2"/>
    <style:style style:name="P24" style:family="paragraph" style:parent-style-name="Heading_20_2" style:list-style-name="L3"/>
    <style:style style:name="P25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26" style:family="paragraph" style:parent-style-name="Standard">
      <style:paragraph-properties fo:margin-left="0cm" fo:margin-right="0cm" fo:text-indent="1.249cm" style:auto-text-indent="false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style:font-style-asian="normal" style:font-style-complex="normal"/>
    </style:style>
    <style:style style:name="P28" style:family="paragraph">
      <style:paragraph-properties fo:text-align="center"/>
      <style:text-properties fo:font-size="24pt"/>
    </style:style>
    <style:style style:name="P29" style:family="paragraph">
      <style:paragraph-properties fo:text-align="center"/>
    </style:style>
    <style:style style:name="P30" style:family="paragraph">
      <style:paragraph-properties fo:text-align="center" style:writing-mode="lr-tb"/>
    </style:style>
    <style:style style:name="P31" style:family="paragraph">
      <style:paragraph-properties fo:text-align="justify" style:writing-mode="lr-tb"/>
    </style:style>
    <style:style style:name="P32" style:family="paragraph" style:parent-style-name="Text_20_body" style:list-style-name="Numbering_20_1"/>
    <style:style style:name="P33" style:family="paragraph" style:parent-style-name="Standard" style:list-style-name="L4"/>
    <style:style style:name="P34" style:family="paragraph" style:parent-style-name="Figura">
      <style:paragraph-properties fo:text-align="center" style:justify-single-word="false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font-name="Arial" fo:background-color="transparent"/>
    </style:style>
    <style:style style:name="T3" style:family="text">
      <style:text-properties style:font-name="Arial" fo:font-style="italic" fo:font-weight="bold" fo:background-color="transparent" style:font-style-asian="italic" style:font-weight-asian="bold" style:font-style-complex="italic" style:font-weight-complex="bold"/>
    </style:style>
    <style:style style:name="T4" style:family="text">
      <style:text-properties style:font-name="Arial" fo:font-style="normal" fo:font-weight="normal" fo:background-color="transparent" style:font-style-asian="normal" style:font-weight-asian="normal" style:font-style-complex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color="#ff0000"/>
    </style:style>
    <style:style style:name="T7" style:family="text">
      <style:text-properties style:use-window-font-color="true" style:font-name="Helvetica" fo:font-size="8pt" fo:language="pt" fo:country="BR" fo:font-weight="bold" style:font-name-asian="Times New Roman" style:font-size-asian="8pt" style:font-weight-asian="bold" style:font-name-complex="Arial" style:font-size-complex="8pt" style:language-complex="ar" style:country-complex="SA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style:wrap="none" style:vertical-pos="top" style:vertical-rel="paragraph" style:horizontal-pos="center" style:horizontal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 text:start-value="5">
        <style:list-level-properties text:min-label-width="0.635cm"/>
      </text:list-level-style-number>
      <text:list-level-style-number text:level="2" text:style-name="Numbering_20_Symbols" style:num-format="1" text:display-levels="2">
        <style:list-level-properties text:space-before="0.118cm" text:min-label-width="0.635cm"/>
      </text:list-level-style-number>
      <text:list-level-style-number text:level="3" style:num-suffix="." style:num-format="1" text:display-levels="3">
        <style:list-level-properties text:space-before="0.236cm" text:min-label-width="0.635cm"/>
      </text:list-level-style-number>
      <text:list-level-style-number text:level="4" style:num-suffix="." style:num-format="1" text:display-levels="4">
        <style:list-level-properties text:space-before="0.355cm" text:min-label-width="0.635cm"/>
      </text:list-level-style-number>
      <text:list-level-style-number text:level="5" style:num-suffix="." style:num-format="1" text:display-levels="5">
        <style:list-level-properties text:space-before="0.473cm" text:min-label-width="0.635cm"/>
      </text:list-level-style-number>
      <text:list-level-style-number text:level="6" style:num-suffix="." style:num-format="1" text:display-levels="6">
        <style:list-level-properties text:space-before="0.591cm" text:min-label-width="0.635cm"/>
      </text:list-level-style-number>
      <text:list-level-style-number text:level="7" style:num-suffix="." style:num-format="1" text:display-levels="7">
        <style:list-level-properties text:space-before="0.709cm" text:min-label-width="0.635cm"/>
      </text:list-level-style-number>
      <text:list-level-style-number text:level="8" style:num-suffix="." style:num-format="1" text:display-levels="8">
        <style:list-level-properties text:space-before="0.827cm" text:min-label-width="0.635cm"/>
      </text:list-level-style-number>
      <text:list-level-style-number text:level="9" style:num-suffix="." style:num-format="1" text:display-levels="9">
        <style:list-level-properties text:space-before="0.945cm" text:min-label-width="0.635cm"/>
      </text:list-level-style-number>
      <text:list-level-style-number text:level="10" style:num-suffix="." style:num-format="1" text:display-levels="10">
        <style:list-level-properties text:space-before="1.064cm" text:min-label-width="0.635cm"/>
      </text:list-level-style-number>
    </text:list-style>
    <text:list-style style:name="L3">
      <text:list-level-style-number text:level="1" text:style-name="Numbering_20_Symbols" style:num-suffix="." style:num-format="1" text:start-value="5">
        <style:list-level-properties text:min-label-width="0.635cm"/>
      </text:list-level-style-number>
      <text:list-level-style-number text:level="2" text:style-name="Numbering_20_Symbols" style:num-format="1" text:start-value="2" text:display-levels="2">
        <style:list-level-properties text:space-before="0.118cm" text:min-label-width="0.635cm"/>
      </text:list-level-style-number>
      <text:list-level-style-number text:level="3" style:num-suffix="." style:num-format="1" text:display-levels="3">
        <style:list-level-properties text:space-before="0.236cm" text:min-label-width="0.635cm"/>
      </text:list-level-style-number>
      <text:list-level-style-number text:level="4" style:num-suffix="." style:num-format="1" text:display-levels="4">
        <style:list-level-properties text:space-before="0.355cm" text:min-label-width="0.635cm"/>
      </text:list-level-style-number>
      <text:list-level-style-number text:level="5" style:num-suffix="." style:num-format="1" text:display-levels="5">
        <style:list-level-properties text:space-before="0.473cm" text:min-label-width="0.635cm"/>
      </text:list-level-style-number>
      <text:list-level-style-number text:level="6" style:num-suffix="." style:num-format="1" text:display-levels="6">
        <style:list-level-properties text:space-before="0.591cm" text:min-label-width="0.635cm"/>
      </text:list-level-style-number>
      <text:list-level-style-number text:level="7" style:num-suffix="." style:num-format="1" text:display-levels="7">
        <style:list-level-properties text:space-before="0.709cm" text:min-label-width="0.635cm"/>
      </text:list-level-style-number>
      <text:list-level-style-number text:level="8" style:num-suffix="." style:num-format="1" text:display-levels="8">
        <style:list-level-properties text:space-before="0.827cm" text:min-label-width="0.635cm"/>
      </text:list-level-style-number>
      <text:list-level-style-number text:level="9" style:num-suffix="." style:num-format="1" text:display-levels="9">
        <style:list-level-properties text:space-before="0.945cm" text:min-label-width="0.635cm"/>
      </text:list-level-style-number>
      <text:list-level-style-number text:level="10" style:num-suffix="." style:num-format="1" text:display-levels="10">
        <style:list-level-properties text:space-before="1.064cm" text:min-label-width="0.635cm"/>
      </text:list-level-style-number>
    </text:list-style>
    <text:list-style style:name="L4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312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2.625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3.937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249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6.562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7.874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186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0.499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1.811cm" text:min-label-width="0.635cm"/>
        <style:text-properties style:font-name="StarSymbol"/>
      </text:list-level-style-bullet>
    </text:list-style>
    <text:list-style style:name="L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format="1" text:display-levels="2">
        <style:list-level-properties text:min-label-distance="0.381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  <style:style style:name="gr2" style:family="graphic">
      <style:graphic-properties draw:stroke="none" draw:stroke-dash="Dash_20_28" svg:stroke-width="0.004cm" svg:stroke-color="#000000" svg:stroke-opacity="100%" draw:stroke-linejoin="round" draw:fill="none" draw:fill-color="#ffffff" draw:fill-gradient-name="Gradient_20_7" draw:gradient-step-count="0" draw:fill-hatch-name="Hatch_20_31" draw:fill-hatch-solid="tru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shadow="hidden" draw:shadow-offset-x="0.3cm" draw:shadow-offset-y="0.3cm" draw:shadow-color="#808080" draw:shadow-opacity="100%" style:run-through="foreground"/>
    </style:style>
    <style:style style:name="gr3" style:family="graphic">
      <style:graphic-properties draw:stroke="solid" svg:stroke-width="0.035cm" svg:stroke-color="#000000" draw:fill="solid" draw:fill-color="#c0c0c0" draw:textarea-horizontal-align="center" draw:textarea-vertical-align="middle" fo:padding-top="0.018cm" fo:padding-bottom="0.018cm" fo:padding-left="0.018cm" fo:padding-right="0.018cm" draw:shadow="hidden" style:run-through="foreground"/>
    </style:style>
    <style:style style:name="gr4" style:family="graphic">
      <style:graphic-properties draw:stroke="solid" svg:stroke-width="0.026cm" svg:stroke-color="#000000" draw:fill="solid" draw:fill-color="#ff9900" draw:opacity="20%" draw:auto-grow-height="false" draw:auto-grow-width="false" fo:padding-top="0.127cm" fo:padding-bottom="0.127cm" fo:padding-left="0.254cm" fo:padding-right="0.254cm" draw:shadow="hidden" style:run-through="foreground"/>
    </style:style>
    <style:style style:name="gr5" style:family="graphic">
      <style:graphic-properties draw:stroke="solid" svg:stroke-width="0.026cm" svg:stroke-color="#000000" draw:fill="solid" draw:fill-color="#000080" draw:opacity="30%" draw:auto-grow-height="false" draw:auto-grow-width="false" fo:padding-top="0.127cm" fo:padding-bottom="0.127cm" fo:padding-left="0.254cm" fo:padding-right="0.254cm" draw:shadow="hidden" style:run-through="foreground"/>
    </style:style>
    <style:style style:name="gr6" style:family="graphic">
      <style:graphic-properties draw:stroke="solid" svg:stroke-width="0.026cm" svg:stroke-color="#000000" draw:fill="solid" draw:fill-color="#008080" draw:opacity="40%" draw:auto-grow-height="false" draw:auto-grow-width="false" fo:padding-top="0.127cm" fo:padding-bottom="0.127cm" fo:padding-left="0.254cm" fo:padding-right="0.254cm" draw:shadow="hidden" style:run-through="foreground"/>
    </style:style>
    <style:style style:name="gr7" style:family="graphic">
      <style:graphic-properties draw:stroke="solid" svg:stroke-width="0.026cm" svg:stroke-color="#000000" draw:marker-end="msArrowEnd_20_5" draw:marker-end-width="0.37cm" draw:marker-end-center="false" draw:fill="none" draw:fill-color="#ffffff" draw:textarea-horizontal-align="center" draw:textarea-vertical-align="middle" fo:padding-top="0.012cm" fo:padding-bottom="0.012cm" fo:padding-left="0.012cm" fo:padding-right="0.012cm" draw:shadow="hidden" style:run-through="foreground"/>
    </style:style>
    <style:style style:name="gr8" style:family="graphic">
      <style:graphic-properties draw:stroke="solid" svg:stroke-width="0.026cm" svg:stroke-color="#000000" draw:fill="solid" draw:fill-color="#ff0000" draw:opacity="20%" draw:auto-grow-height="false" draw:auto-grow-width="false" fo:padding-top="0.127cm" fo:padding-bottom="0.127cm" fo:padding-left="0.254cm" fo:padding-right="0.254cm" draw:shadow="hidden" style:run-through="foreground"/>
    </style:style>
    <style:style style:name="gr9" style:family="graphic">
      <style:graphic-properties draw:stroke="solid" svg:stroke-width="0.026cm" svg:stroke-color="#000000" draw:marker-start="msArrowEnd_20_5" draw:marker-start-width="0.37cm" draw:marker-start-center="false" draw:marker-end="msArrowEnd_20_5" draw:marker-end-width="0.37cm" draw:marker-end-center="false" draw:fill="none" draw:fill-color="#ffffff" draw:textarea-horizontal-align="center" draw:textarea-vertical-align="middle" fo:padding-top="0.012cm" fo:padding-bottom="0.012cm" fo:padding-left="0.012cm" fo:padding-right="0.012cm" draw:shadow="hidden" style:run-through="foreground"/>
    </style:style>
    <style:style style:name="gr10" style:family="graphic">
      <style:graphic-properties draw:stroke="none" draw:fill="none" draw:fill-color="#ffffff" draw:auto-grow-height="false" draw:auto-grow-width="false" fo:padding-top="0.127cm" fo:padding-bottom="0.127cm" fo:padding-left="0.254cm" fo:padding-right="0.254cm" draw:shadow="hidden" style:run-through="foreground"/>
    </style:style>
    <style:style style:name="gr11" style:family="graphic">
      <style:graphic-properties draw:stroke="solid" svg:stroke-width="0.106cm" svg:stroke-color="#000000" draw:marker-start="msArrowEnd_20_5" draw:marker-start-width="0.37cm" draw:marker-start-center="false" draw:marker-end="msArrowEnd_20_5" draw:marker-end-width="0.37cm" draw:marker-end-center="false" draw:fill="none" draw:fill-color="#ffffff" draw:textarea-horizontal-align="center" draw:textarea-vertical-align="middle" fo:padding-top="0.053cm" fo:padding-bottom="0.053cm" fo:padding-left="0.053cm" fo:padding-right="0.053cm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a"/>
      </text:sequence-decls>
      <text:p text:style-name="P1"/>
      <text:p text:style-name="P1"/>
      <text:p text:style-name="P1"/>
      <text:p text:style-name="P1">Repositório de Lógica</text:p>
      <text:p text:style-name="P1">Programável</text:p>
      <text:p text:style-name="P1"/>
      <text:p text:style-name="P1"/>
      <text:p text:style-name="P1"/>
      <text:p text:style-name="P2">Biblioteca de Interfaces Seriais</text:p>
      <text:p text:style-name="P2">Para Projetos</text:p>
      <text:p text:style-name="P2">de LP</text:p>
      <text:p text:style-name="P3"/>
      <text:p text:style-name="P3"/>
      <text:p text:style-name="P4">(Documentação do Módulo <text:span text:style-name="T1">serial_interface</text:span>)</text:p>
      <text:p text:style-name="P5"/>
      <text:table-of-content text:style-name="Sect1" text:protected="true" text:name="Table of Contents3">
        <text:table-of-content-source text:outline-level="10" text:use-index-marks="false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3_Head">
            <text:p text:style-name="Contents_20_Heading">Índice</text:p>
          </text:index-title>
          <text:p text:style-name="P6"><text:a xlink:type="simple" xlink:href="#1. Introdução|outline" text:style-name="Internet_20_link" text:visited-style-name="Internet_20_link">1. Introdução<text:tab/>3</text:a></text:p>
          <text:p text:style-name="P6"><text:a xlink:type="simple" xlink:href="#2. CVS|outline" text:style-name="Internet_20_link" text:visited-style-name="Internet_20_link">2. CVS<text:tab/>3</text:a></text:p>
          <text:p text:style-name="P6"><text:a xlink:type="simple" xlink:href="#3. Serial Control Port Interface (scp_interface)|outline" text:style-name="Internet_20_link" text:visited-style-name="Internet_20_link">3. Serial Control Port Interface (scp_interface)<text:tab/>4</text:a></text:p>
          <text:p text:style-name="P6"><text:a xlink:type="simple" xlink:href="#4. I2C Bus Master (i2c_bus_master)|outline" text:style-name="Internet_20_link" text:visited-style-name="Internet_20_link">4. I2C Bus Master (i2c_bus_master)<text:tab/>6</text:a></text:p>
          <text:p text:style-name="P6"><text:a xlink:type="simple" xlink:href="#5. EEPROM Interface (e2prom_interface)|outline" text:style-name="Internet_20_link" text:visited-style-name="Internet_20_link">5. EEPROM Interface (e2prom_interface)<text:tab/>7</text:a></text:p>
          <text:p text:style-name="P7"><text:a xlink:type="simple" xlink:href="#5.1. Inicialização|outline" text:style-name="Internet_20_link" text:visited-style-name="Internet_20_link">5.1 Inicialização<text:tab/>7</text:a></text:p>
          <text:p text:style-name="P7"><text:a xlink:type="simple" xlink:href="#5.2. Funcionamento|outline" text:style-name="Internet_20_link" text:visited-style-name="Internet_20_link">5.2 Funcionamento<text:tab/>7</text:a></text:p>
        </text:index-body>
      </text:table-of-content>
      <text:p text:style-name="P8"/>
      <text:list text:style-name="Numbering_20_1">
        <text:list-item>
          <text:h text:style-name="P9" text:outline-level="1"><text:s/>Introdução</text:h>
        </text:list-item>
      </text:list>
      <text:p text:style-name="Text_20_body"/>
      <text:p text:style-name="P10"><text:span text:style-name="T2"><text:tab/>O módulo </text:span><text:span text:style-name="T3">serial_interace</text:span><text:span text:style-name="T4"> do repositório de LP <text:s/>contém alguns blocos utilizados com freqüência nos projetos da Datacom para comunicação serial entre devices.</text:span></text:p>
      <text:p text:style-name="Text_20_body"/>
      <text:list text:style-name="Numbering_20_1" text:continue-numbering="true">
        <text:list-item>
          <text:h text:style-name="P11" text:outline-level="1"><text:s/>CVS</text:h>
        </text:list-item>
      </text:list>
      <text:p text:style-name="Text_20_body"/>
      <text:p text:style-name="Text_20_body"/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P12">Repositório:</text:p>
            </table:table-cell>
            <table:table-cell table:style-name="Tabela3.B1" office:value-type="string">
              <text:p text:style-name="Contents_20_1">LP-CORES</text:p>
            </table:table-cell>
          </table:table-row>
        </table:table-header-rows>
        <table:table-row>
          <table:table-cell table:style-name="Tabela3.A2" office:value-type="string">
            <text:p text:style-name="P12">CVSROOT:</text:p>
          </table:table-cell>
          <table:table-cell table:style-name="Tabela3.B2" office:value-type="string">
            <text:p text:style-name="Contents_20_1">/home/cvsroot/LP-CORES</text:p>
          </table:table-cell>
        </table:table-row>
        <table:table-row>
          <table:table-cell table:style-name="Tabela3.A2" office:value-type="string">
            <text:p text:style-name="P12">Módulo:</text:p>
          </table:table-cell>
          <table:table-cell table:style-name="Tabela3.B2" office:value-type="string">
            <text:p text:style-name="Contents_20_1">serial_interaface</text:p>
          </table:table-cell>
        </table:table-row>
      </table:table>
      <text:p text:style-name="Standard"/>
      <text:list text:style-name="Numbering_20_1" text:continue-numbering="true">
        <text:list-item>
          <text:h text:style-name="P9" text:outline-level="1"><text:s/>Serial Control Port Interface (scp_interface)</text:h>
        </text:list-item>
      </text:list>
      <text:p text:style-name="P10"><text:tab/>Componente utilizado na comunicação serial com dispositivos externos para configuração e status.</text:p>
      <text:p text:style-name="P13"><text:tab/>Devices suportados: </text:p>
      <text:list text:style-name="L1">
        <text:list-item>
          <text:p text:style-name="P14">LIU STM-1 Intel (LXT6155) </text:p>
        </text:list-item>
        <text:list-item>
          <text:p text:style-name="P14">LIU STM-1 TDK (TDK78P2351)</text:p>
        </text:list-item>
      </text:list>
      <text:p text:style-name="P15"><text:s/><text:span text:style-name="T5">A descrição das portas está na </text:span><text:span text:style-name="T5"><text:sequence-ref text:reference-format="category-and-value" text:ref-name="refTable0">Table 1</text:sequence-ref></text:span><text:span text:style-name="T5"> e o algoritmo para acessos ao SCP na </text:span><text:span text:style-name="T5"><text:sequence-ref text:reference-format="category-and-value" text:ref-name="refIllustration0">Illustration 1</text:sequence-ref></text:span><text:span text:style-name="T5">.</text:span></text:p>
      <text:p text:style-name="P16"/>
      <table:table table:name="Tabela" table:style-name="Tabela">
        <table:table-column table:style-name="Tabela.A"/>
        <table:table-column table:style-name="Tabela.B"/>
        <table:table-column table:style-name="Tabela.C"/>
        <table:table-column table:style-name="Tabela.D"/>
        <table:table-header-rows>
          <table:table-row>
            <table:table-cell table:style-name="Tabela.A1" office:value-type="string">
              <text:p text:style-name="P17">Porta</text:p>
            </table:table-cell>
            <table:table-cell table:style-name="Tabela.A1" office:value-type="string">
              <text:p text:style-name="P17">Direção</text:p>
            </table:table-cell>
            <table:table-cell table:style-name="Tabela.A1" office:value-type="string">
              <text:p text:style-name="P17">Tipo</text:p>
            </table:table-cell>
            <table:table-cell table:style-name="Tabela.D1" office:value-type="string">
              <text:p text:style-name="P17">Descrição</text:p>
            </table:table-cell>
          </table:table-row>
        </table:table-header-rows>
        <table:table-row>
          <table:table-cell table:style-name="Tabela.A2" office:value-type="string">
            <text:p text:style-name="Standard">rst</text:p>
          </table:table-cell>
          <table:table-cell table:style-name="Tabela.A2" office:value-type="string">
            <text:p text:style-name="Standard">in</text:p>
          </table:table-cell>
          <table:table-cell table:style-name="Tabela.A2" office:value-type="string">
            <text:p text:style-name="Standard">std_logic</text:p>
          </table:table-cell>
          <table:table-cell table:style-name="Tabela.D2" office:value-type="string">
            <text:p text:style-name="Standard">Reset</text:p>
          </table:table-cell>
        </table:table-row>
        <table:table-row>
          <table:table-cell table:style-name="Tabela.A2" office:value-type="string">
            <text:p text:style-name="Standard">clk</text:p>
          </table:table-cell>
          <table:table-cell table:style-name="Tabela.A2" office:value-type="string">
            <text:p text:style-name="Standard">in</text:p>
          </table:table-cell>
          <table:table-cell table:style-name="Tabela.A2" office:value-type="string">
            <text:p text:style-name="Standard">std_logic</text:p>
          </table:table-cell>
          <table:table-cell table:style-name="Tabela.D2" office:value-type="string">
            <text:p text:style-name="Standard">Clock</text:p>
          </table:table-cell>
        </table:table-row>
        <table:table-row>
          <table:table-cell table:style-name="Tabela.A2" office:value-type="string">
            <text:p text:style-name="Standard">clk2x_en</text:p>
          </table:table-cell>
          <table:table-cell table:style-name="Tabela.A2" office:value-type="string">
            <text:p text:style-name="Standard">in</text:p>
          </table:table-cell>
          <table:table-cell table:style-name="Tabela.A2" office:value-type="string">
            <text:p text:style-name="Standard">std_logic</text:p>
          </table:table-cell>
          <table:table-cell table:style-name="Tabela.D2" office:value-type="string">
            <text:p text:style-name="Standard">Clock enable. Determina a velocidade da serial, clk2x_en é o dobro da taxa da serial.</text:p>
          </table:table-cell>
        </table:table-row>
        <table:table-row>
          <table:table-cell table:style-name="Tabela.A2" office:value-type="string">
            <text:p text:style-name="Standard">ncs</text:p>
          </table:table-cell>
          <table:table-cell table:style-name="Tabela.A2" office:value-type="string">
            <text:p text:style-name="Standard">out</text:p>
          </table:table-cell>
          <table:table-cell table:style-name="Tabela.A2" office:value-type="string">
            <text:p text:style-name="Standard">std_logic</text:p>
          </table:table-cell>
          <table:table-cell table:style-name="Tabela.D2" office:value-type="string">
            <text:p text:style-name="Standard">Chip-select device.</text:p>
          </table:table-cell>
        </table:table-row>
        <table:table-row>
          <table:table-cell table:style-name="Tabela.A2" office:value-type="string">
            <text:p text:style-name="Standard">sclk</text:p>
          </table:table-cell>
          <table:table-cell table:style-name="Tabela.A2" office:value-type="string">
            <text:p text:style-name="Standard">out</text:p>
          </table:table-cell>
          <table:table-cell table:style-name="Tabela.A2" office:value-type="string">
            <text:p text:style-name="Standard">std_logic</text:p>
          </table:table-cell>
          <table:table-cell table:style-name="Tabela.D2" office:value-type="string">
            <text:p text:style-name="Standard">Clock serial.</text:p>
          </table:table-cell>
        </table:table-row>
        <table:table-row>
          <table:table-cell table:style-name="Tabela.A2" office:value-type="string">
            <text:p text:style-name="Standard">sdo</text:p>
          </table:table-cell>
          <table:table-cell table:style-name="Tabela.A2" office:value-type="string">
            <text:p text:style-name="Standard">out</text:p>
          </table:table-cell>
          <table:table-cell table:style-name="Tabela.A2" office:value-type="string">
            <text:p text:style-name="Standard">std_logic</text:p>
          </table:table-cell>
          <table:table-cell table:style-name="Tabela.D2" office:value-type="string">
            <text:p text:style-name="Standard">Dado saída.</text:p>
          </table:table-cell>
        </table:table-row>
        <table:table-row>
          <table:table-cell table:style-name="Tabela.A2" office:value-type="string">
            <text:p text:style-name="Standard">sdi</text:p>
          </table:table-cell>
          <table:table-cell table:style-name="Tabela.A2" office:value-type="string">
            <text:p text:style-name="Standard">in</text:p>
          </table:table-cell>
          <table:table-cell table:style-name="Tabela.A2" office:value-type="string">
            <text:p text:style-name="Standard">std_logic</text:p>
          </table:table-cell>
          <table:table-cell table:style-name="Tabela.D2" office:value-type="string">
            <text:p text:style-name="Standard">Dado entrada.</text:p>
          </table:table-cell>
        </table:table-row>
        <table:table-row>
          <table:table-cell table:style-name="Tabela.A2" office:value-type="string">
            <text:p text:style-name="Standard">transceiver</text:p>
          </table:table-cell>
          <table:table-cell table:style-name="Tabela.A2" office:value-type="string">
            <text:p text:style-name="Standard">in</text:p>
          </table:table-cell>
          <table:table-cell table:style-name="Tabela.A2" office:value-type="string">
            <text:p text:style-name="Standard">std_logic</text:p>
          </table:table-cell>
          <table:table-cell table:style-name="Tabela.D2" office:value-type="string">
            <text:p text:style-name="Standard">Configura qual o tipo do device:</text:p>
            <text:p text:style-name="Standard">0 – Intel.</text:p>
            <text:p text:style-name="Standard">1 – TDK.</text:p>
          </table:table-cell>
        </table:table-row>
        <table:table-row>
          <table:table-cell table:style-name="Tabela.A2" office:value-type="string">
            <text:p text:style-name="Standard">addr</text:p>
          </table:table-cell>
          <table:table-cell table:style-name="Tabela.A2" office:value-type="string">
            <text:p text:style-name="Standard">in</text:p>
          </table:table-cell>
          <table:table-cell table:style-name="Tabela.A2" office:value-type="string">
            <text:p text:style-name="Standard">std_logic_vector</text:p>
          </table:table-cell>
          <table:table-cell table:style-name="Tabela.D2" office:value-type="string">
            <text:p text:style-name="Standard">Registrador do device a ser acessado.</text:p>
          </table:table-cell>
        </table:table-row>
        <table:table-row>
          <table:table-cell table:style-name="Tabela.A2" office:value-type="string">
            <text:p text:style-name="Standard">wr_data</text:p>
          </table:table-cell>
          <table:table-cell table:style-name="Tabela.A2" office:value-type="string">
            <text:p text:style-name="Standard">in</text:p>
          </table:table-cell>
          <table:table-cell table:style-name="Tabela.A2" office:value-type="string">
            <text:p text:style-name="Standard">std_logic_vector</text:p>
          </table:table-cell>
          <table:table-cell table:style-name="Tabela.D2" office:value-type="string">
            <text:p text:style-name="Standard">Dado para escrita no device externo.</text:p>
          </table:table-cell>
        </table:table-row>
        <table:table-row>
          <table:table-cell table:style-name="Tabela.A2" office:value-type="string">
            <text:p text:style-name="Standard">rd_data</text:p>
          </table:table-cell>
          <table:table-cell table:style-name="Tabela.A2" office:value-type="string">
            <text:p text:style-name="Standard">out</text:p>
          </table:table-cell>
          <table:table-cell table:style-name="Tabela.A2" office:value-type="string">
            <text:p text:style-name="Standard">std_logic_vector</text:p>
          </table:table-cell>
          <table:table-cell table:style-name="Tabela.D2" office:value-type="string">
            <text:p text:style-name="Standard">Dado lido do device externo.</text:p>
          </table:table-cell>
        </table:table-row>
        <table:table-row>
          <table:table-cell table:style-name="Tabela.A2" office:value-type="string">
            <text:p text:style-name="Standard">operation</text:p>
          </table:table-cell>
          <table:table-cell table:style-name="Tabela.A2" office:value-type="string">
            <text:p text:style-name="Standard">in</text:p>
          </table:table-cell>
          <table:table-cell table:style-name="Tabela.A2" office:value-type="string">
            <text:p text:style-name="Standard">std_logic</text:p>
          </table:table-cell>
          <table:table-cell table:style-name="Tabela.D2" office:value-type="string">
            <text:p text:style-name="Standard">Define tipo de acesso:</text:p>
            <text:p text:style-name="Standard">0 – Write.</text:p>
            <text:p text:style-name="Standard">1 – Read.</text:p>
          </table:table-cell>
        </table:table-row>
        <table:table-row>
          <table:table-cell table:style-name="Tabela.A2" office:value-type="string">
            <text:p text:style-name="Standard">req_tgl</text:p>
          </table:table-cell>
          <table:table-cell table:style-name="Tabela.A2" office:value-type="string">
            <text:p text:style-name="Standard">in</text:p>
          </table:table-cell>
          <table:table-cell table:style-name="Tabela.A2" office:value-type="string">
            <text:p text:style-name="Standard">std_logic</text:p>
          </table:table-cell>
          <table:table-cell table:style-name="Tabela.D2" office:value-type="string">
            <text:p text:style-name="Standard">Solicita acesso ao device externo, é ativo por transição (toggle).</text:p>
          </table:table-cell>
        </table:table-row>
        <table:table-row>
          <table:table-cell table:style-name="Tabela.A2" office:value-type="string">
            <text:p text:style-name="Standard">status</text:p>
          </table:table-cell>
          <table:table-cell table:style-name="Tabela.A2" office:value-type="string">
            <text:p text:style-name="Standard">out</text:p>
          </table:table-cell>
          <table:table-cell table:style-name="Tabela.A2" office:value-type="string">
            <text:p text:style-name="Standard">std_logic_vector</text:p>
          </table:table-cell>
          <table:table-cell table:style-name="Tabela.D2" office:value-type="string">
            <text:p text:style-name="Standard">Status de acesso em andamento.</text:p>
          </table:table-cell>
        </table:table-row>
      </table:table>
      <text:p text:style-name="P18">Table <text:sequence text:ref-name="refTable0" text:name="Table" text:formula="ooow:Table+1" style:num-format="1">1</text:sequence>Descrição das portas do scp_interface.</text:p>
      <text:p text:style-name="P19"><draw:frame draw:style-name="fr1" draw:name="Frame1" text:anchor-type="paragraph" svg:x="0.004cm" svg:y="0.002cm" svg:width="16.999cm" style:rel-width="100%" svg:height="18.276cm" style:rel-height="scale-min" draw:z-index="0"><draw:text-box><text:p text:style-name="P20"><draw:frame draw:style-name="fr2" draw:name="Figura" text:anchor-type="paragraph" svg:y="0.002cm" svg:width="16.999cm" style:rel-width="100%" svg:height="18.276cm" style:rel-height="scale" draw:z-index="1"><draw:image xlink:href="Pictures/2000000700004E05000053E15C9223B9.svm" xlink:type="simple" xlink:show="embed" xlink:actuate="onLoad"/></draw:frame>Illustration <text:sequence text:ref-name="refIllustration0" text:name="Illustration" text:formula="ooow:Illustration+1" style:num-format="1">1</text:sequence>: Descriação dos acessos ao SCP</text:p></draw:text-box></draw:frame></text:p>
      <text:p text:style-name="Text_20_body"/>
      <text:list text:style-name="Numbering_20_1" text:continue-numbering="true">
        <text:list-item>
          <text:h text:style-name="P9" text:outline-level="1"><text:s/>I2C Bus Master (i2c_bus_master)</text:h>
        </text:list-item>
      </text:list>
      <text:p text:style-name="P13"><text:tab/></text:p>
      <text:p text:style-name="P13"><text:tab/>Este componente pode ser utilizado como mestre de barramento I2C.</text:p>
      <text:p text:style-name="P10"><text:span text:style-name="T5"><text:tab/>A descrição das portas e do generic estão na </text:span><text:span text:style-name="T5"><text:sequence-ref text:reference-format="category-and-value" text:ref-name="refTable1">Table 2</text:sequence-ref></text:span><text:span text:style-name="T5"> e na </text:span><text:span text:style-name="T5"><text:sequence-ref text:reference-format="category-and-value" text:ref-name="refTable2">Table 3</text:sequence-ref></text:span><text:span text:style-name="T5">, respectivamente.</text:span></text:p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17">Porta</text:p>
            </table:table-cell>
            <table:table-cell table:style-name="Table2.A1" office:value-type="string">
              <text:p text:style-name="P17">Direção</text:p>
            </table:table-cell>
            <table:table-cell table:style-name="Table2.A1" office:value-type="string">
              <text:p text:style-name="P17">Tipo</text:p>
            </table:table-cell>
            <table:table-cell table:style-name="Table2.D1" office:value-type="string">
              <text:p text:style-name="P17">Descrição</text:p>
            </table:table-cell>
          </table:table-row>
        </table:table-header-rows>
        <table:table-row>
          <table:table-cell table:style-name="Table2.A2" office:value-type="string">
            <text:p text:style-name="Standard">rst</text:p>
          </table:table-cell>
          <table:table-cell table:style-name="Table2.A2" office:value-type="string">
            <text:p text:style-name="Standard">in</text:p>
          </table:table-cell>
          <table:table-cell table:style-name="Table2.A2" office:value-type="string">
            <text:p text:style-name="Standard">std_logic</text:p>
          </table:table-cell>
          <table:table-cell table:style-name="Table2.D2" office:value-type="string">
            <text:p text:style-name="Standard">Reset</text:p>
          </table:table-cell>
        </table:table-row>
        <table:table-row>
          <table:table-cell table:style-name="Table2.A2" office:value-type="string">
            <text:p text:style-name="Standard">clk</text:p>
          </table:table-cell>
          <table:table-cell table:style-name="Table2.A2" office:value-type="string">
            <text:p text:style-name="Standard">in</text:p>
          </table:table-cell>
          <table:table-cell table:style-name="Table2.A2" office:value-type="string">
            <text:p text:style-name="Standard">std_logic</text:p>
          </table:table-cell>
          <table:table-cell table:style-name="Table2.D2" office:value-type="string">
            <text:p text:style-name="Standard">Clock</text:p>
          </table:table-cell>
        </table:table-row>
        <table:table-row>
          <table:table-cell table:style-name="Table2.A2" office:value-type="string">
            <text:p text:style-name="Standard">clk4x_en</text:p>
          </table:table-cell>
          <table:table-cell table:style-name="Table2.A2" office:value-type="string">
            <text:p text:style-name="Standard">in</text:p>
          </table:table-cell>
          <table:table-cell table:style-name="Table2.A2" office:value-type="string">
            <text:p text:style-name="Standard">std_logic</text:p>
          </table:table-cell>
          <table:table-cell table:style-name="Table2.D2" office:value-type="string">
            <text:p text:style-name="Standard">Clock enable</text:p>
          </table:table-cell>
        </table:table-row>
        <table:table-row>
          <table:table-cell table:style-name="Table2.A2" office:value-type="string">
            <text:p text:style-name="Standard">wr_data</text:p>
          </table:table-cell>
          <table:table-cell table:style-name="Table2.A2" office:value-type="string">
            <text:p text:style-name="Standard">in</text:p>
          </table:table-cell>
          <table:table-cell table:style-name="Table2.A2" office:value-type="string">
            <text:p text:style-name="Standard">std_logic_vector</text:p>
          </table:table-cell>
          <table:table-cell table:style-name="Table2.D2" office:value-type="string">
            <text:p text:style-name="Standard">Dado para escrita dispositivo I2C.</text:p>
          </table:table-cell>
        </table:table-row>
        <table:table-row>
          <table:table-cell table:style-name="Table2.A2" office:value-type="string">
            <text:p text:style-name="Standard">rd_data</text:p>
          </table:table-cell>
          <table:table-cell table:style-name="Table2.A2" office:value-type="string">
            <text:p text:style-name="Standard">out</text:p>
          </table:table-cell>
          <table:table-cell table:style-name="Table2.A2" office:value-type="string">
            <text:p text:style-name="Standard">std_logic_vector</text:p>
          </table:table-cell>
          <table:table-cell table:style-name="Table2.D2" office:value-type="string">
            <text:p text:style-name="Standard">Dado lido dispositivo I2C.</text:p>
          </table:table-cell>
        </table:table-row>
        <table:table-row>
          <table:table-cell table:style-name="Table2.A2" office:value-type="string">
            <text:p text:style-name="Standard">slave_addr</text:p>
          </table:table-cell>
          <table:table-cell table:style-name="Table2.A2" office:value-type="string">
            <text:p text:style-name="Standard">in</text:p>
          </table:table-cell>
          <table:table-cell table:style-name="Table2.A2" office:value-type="string">
            <text:p text:style-name="Standard">std_logic_vector</text:p>
          </table:table-cell>
          <table:table-cell table:style-name="Table2.D2" office:value-type="string">
            <text:p text:style-name="Standard">Endereço do dispositivo I2C.</text:p>
          </table:table-cell>
        </table:table-row>
        <table:table-row>
          <table:table-cell table:style-name="Table2.A2" office:value-type="string">
            <text:p text:style-name="Standard">word_addr</text:p>
          </table:table-cell>
          <table:table-cell table:style-name="Table2.A2" office:value-type="string">
            <text:p text:style-name="Standard">in</text:p>
          </table:table-cell>
          <table:table-cell table:style-name="Table2.A2" office:value-type="string">
            <text:p text:style-name="Standard">std_logic</text:p>
          </table:table-cell>
          <table:table-cell table:style-name="Table2.D2" office:value-type="string">
            <text:p text:style-name="Standard">Endereço interno do dispositivo I2C.</text:p>
          </table:table-cell>
        </table:table-row>
        <table:table-row>
          <table:table-cell table:style-name="Table2.A2" office:value-type="string">
            <text:p text:style-name="Standard">operation</text:p>
          </table:table-cell>
          <table:table-cell table:style-name="Table2.A2" office:value-type="string">
            <text:p text:style-name="Standard">in</text:p>
          </table:table-cell>
          <table:table-cell table:style-name="Table2.A2" office:value-type="string">
            <text:p text:style-name="Standard">std_logic</text:p>
          </table:table-cell>
          <table:table-cell table:style-name="Table2.D2" office:value-type="string">
            <text:p text:style-name="Standard">Define tipo de acesso:</text:p>
            <text:p text:style-name="Standard">0 – Escrita.</text:p>
            <text:p text:style-name="Standard">1 – Leitura.</text:p>
          </table:table-cell>
        </table:table-row>
        <table:table-row>
          <table:table-cell table:style-name="Table2.A2" office:value-type="string">
            <text:p text:style-name="Standard">i2c_req</text:p>
          </table:table-cell>
          <table:table-cell table:style-name="Table2.A2" office:value-type="string">
            <text:p text:style-name="Standard">in</text:p>
          </table:table-cell>
          <table:table-cell table:style-name="Table2.A2" office:value-type="string">
            <text:p text:style-name="Standard">std_logic</text:p>
          </table:table-cell>
          <table:table-cell table:style-name="Table2.D2" office:value-type="string">
            <text:p text:style-name="Standard">Solicita acesso ao dispositivo I2C.</text:p>
          </table:table-cell>
        </table:table-row>
        <table:table-row>
          <table:table-cell table:style-name="Table2.A2" office:value-type="string">
            <text:p text:style-name="Standard">i2c_done</text:p>
          </table:table-cell>
          <table:table-cell table:style-name="Table2.A2" office:value-type="string">
            <text:p text:style-name="Standard">out</text:p>
          </table:table-cell>
          <table:table-cell table:style-name="Table2.A2" office:value-type="string">
            <text:p text:style-name="Standard">std_logic_vector</text:p>
          </table:table-cell>
          <table:table-cell table:style-name="Table2.D2" office:value-type="string">
            <text:p text:style-name="Standard">Indica final do acesso.</text:p>
          </table:table-cell>
        </table:table-row>
        <table:table-row>
          <table:table-cell table:style-name="Table2.A2" office:value-type="string">
            <text:p text:style-name="Standard">scl</text:p>
          </table:table-cell>
          <table:table-cell table:style-name="Table2.A2" office:value-type="string">
            <text:p text:style-name="Standard">out</text:p>
          </table:table-cell>
          <table:table-cell table:style-name="Table2.A2" office:value-type="string">
            <text:p text:style-name="Standard">std_logic_vector</text:p>
          </table:table-cell>
          <table:table-cell table:style-name="Table2.D2" office:value-type="string">
            <text:p text:style-name="Standard">Clock barramento I2C.</text:p>
          </table:table-cell>
        </table:table-row>
        <table:table-row>
          <table:table-cell table:style-name="Table2.A2" office:value-type="string">
            <text:p text:style-name="Standard">sda</text:p>
          </table:table-cell>
          <table:table-cell table:style-name="Table2.A2" office:value-type="string">
            <text:p text:style-name="Standard">inout</text:p>
          </table:table-cell>
          <table:table-cell table:style-name="Table2.A2" office:value-type="string">
            <text:p text:style-name="Standard">std_logic_vector</text:p>
          </table:table-cell>
          <table:table-cell table:style-name="Table2.D2" office:value-type="string">
            <text:p text:style-name="Standard">Dado barramento I2C.</text:p>
          </table:table-cell>
        </table:table-row>
      </table:table>
      <text:p text:style-name="P18">Table <text:sequence text:ref-name="refTable1" text:name="Table" text:formula="ooow:Table+1" style:num-format="1">2</text:sequence>Descrição das portas do i2c_bus_master</text:p>
      <text:p text:style-name="P21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17">Generic</text:p>
            </table:table-cell>
            <table:table-cell table:style-name="Table3.A1" office:value-type="string">
              <text:p text:style-name="P17">Tipo</text:p>
            </table:table-cell>
            <table:table-cell table:style-name="Table3.C1" office:value-type="string">
              <text:p text:style-name="P17">Descrição</text:p>
            </table:table-cell>
          </table:table-row>
        </table:table-header-rows>
        <table:table-row>
          <table:table-cell table:style-name="Table3.A2" office:value-type="string">
            <text:p text:style-name="Standard">DEVICE_TYPE</text:p>
          </table:table-cell>
          <table:table-cell table:style-name="Table3.A2" office:value-type="string">
            <text:p text:style-name="Standard">std_logic_vector</text:p>
          </table:table-cell>
          <table:table-cell table:style-name="Table3.C2" office:value-type="string">
            <text:p text:style-name="Standard"/>
          </table:table-cell>
        </table:table-row>
      </table:table>
      <text:p text:style-name="P18">Table <text:sequence text:ref-name="refTable2" text:name="Table" text:formula="ooow:Table+1" style:num-format="1">3</text:sequence>Descrição dos generics do i2c_bus_master</text:p>
      <text:p text:style-name="P21"/>
      <text:list text:style-name="Numbering_20_1" text:continue-numbering="true">
        <text:list-item>
          <text:h text:style-name="P9" text:outline-level="1"><text:s/>EEPROM Interface (e2prom_interface)</text:h>
        </text:list-item>
      </text:list>
      <text:p text:style-name="Standard"/>
      <text:p text:style-name="P13"><text:tab/>Este componente pode ser utilizado na interface com E2PROM 24C02.</text:p>
      <text:p text:style-name="P13"><text:tab/></text:p>
      <text:p text:style-name="P13"><text:tab/>O módulo de interface com a E2PROM é constituído por um buffer de leitura/escrita, ao qual o processador tem acesso, e um controlador de barramento I2C, que realiza leituras periódicas da EP2PROM e converte as escritas no buffer em operações I2C.</text:p>
      <text:p text:style-name="P13"/>
      <text:p text:style-name="P13"><text:tab/>A verificação de escrita é feita automaticamente pelo FPGA, que ativa uma indicação de falha caso o valor lido não seja igual ao escrito.</text:p>
      <text:p text:style-name="P22"><text:tab/></text:p>
      <text:p text:style-name="P22"><text:tab/>A descrição das portas está na <text:sequence-ref text:reference-format="category-and-value" text:ref-name="refTable3">Table 4</text:sequence-ref>. O diagrama de blocos está representado na <text:sequence-ref text:reference-format="category-and-value" text:ref-name="refIllustration1">Illustration 2</text:sequence-ref>.</text:p>
      <text:p text:style-name="P21"/>
      <text:list text:style-name="L2">
        <text:list-item>
          <text:list>
            <text:list-item>
              <text:h text:style-name="P23" text:outline-level="2"><text:s/>Inicialização</text:h>
            </text:list-item>
          </text:list>
        </text:list-item>
      </text:list>
      <text:p text:style-name="Text_20_body"/>
      <text:p text:style-name="P10"><text:tab/>Imediatamente após a programação do FPGA, o módulo E2PROM realiza um processo de inicialização, no qual a E2PROM é lida completamente e seu conteúdo é armazenado no buffer. Somente após essa inicialização é que se permite ao processador realizar acessos de leitura e escrita na E2PROM. O status da inicialização pode ser lido no registrador E2P_STATUS.</text:p>
      <text:p text:style-name="Text_20_body"/>
      <text:list text:style-name="L3">
        <text:list-item>
          <text:list>
            <text:list-item>
              <text:h text:style-name="P24" text:outline-level="2"><text:s/>Funcionamento</text:h>
            </text:list-item>
          </text:list>
        </text:list-item>
      </text:list>
      <text:p text:style-name="Standard"/>
      <text:p text:style-name="P25">O acesso à E2PROM, sob o ponto de vista do processador, pode ser considerado como um acesso ao buffer de leitura/escrita. Uma escrita no buffer é automaticamente convertida pelo FPGA em uma operação I2C.</text:p>
      <text:p text:style-name="P25"/>
      <text:p text:style-name="P25">Após o processo de inicialização, o controlador I2C faz a leitura periódica da E2PROM e compara o valor lido com o conteúdo do buffer. Se o conteúdo do buffer for diferente do valor lido, então a E2PROM é atualizada.</text:p>
      <text:p text:style-name="P25"/>
      <text:p text:style-name="P25">Se o processador escrever um dado no buffer e tentar lê-lo em seguida, o valor lido será igual ao escrito, mas não há garantia de que a E2PROM já foi atualizada com o valor do buffer. Para os casos onde é necessária essa garantia, deve-se observar o bit BUFFER_VALID do registrador E2P_STATUS.</text:p>
      <text:p text:style-name="P26"/>
      <text:p text:style-name="P25">Após cada escrita na E2PROM, o FPGA realiza automaticamente uma leitura de verificação. Se a verificação falhar, uma nova tentativa de escrita é realizada. Após 5 tentativas de escritas frustradas consecutivas, é ativada a indicação de falha na E2PROM (E2P_FAIL), acessível através do registrador E2P_STATUS.</text:p>
      <text:p text:style-name="P2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P17">Porta</text:p>
            </table:table-cell>
            <table:table-cell table:style-name="Table4.A1" office:value-type="string">
              <text:p text:style-name="P17">Direção</text:p>
            </table:table-cell>
            <table:table-cell table:style-name="Table4.A1" office:value-type="string">
              <text:p text:style-name="P17">Tipo</text:p>
            </table:table-cell>
            <table:table-cell table:style-name="Table4.D1" office:value-type="string">
              <text:p text:style-name="P17">Descrição</text:p>
            </table:table-cell>
          </table:table-row>
        </table:table-header-rows>
        <table:table-row>
          <table:table-cell table:style-name="Table4.A2" office:value-type="string">
            <text:p text:style-name="Standard">rst</text:p>
          </table:table-cell>
          <table:table-cell table:style-name="Table4.A2" office:value-type="string">
            <text:p text:style-name="Standard">in</text:p>
          </table:table-cell>
          <table:table-cell table:style-name="Table4.A2" office:value-type="string">
            <text:p text:style-name="Standard">std_logic</text:p>
          </table:table-cell>
          <table:table-cell table:style-name="Table4.D2" office:value-type="string">
            <text:p text:style-name="Standard">Reset</text:p>
          </table:table-cell>
        </table:table-row>
        <table:table-row>
          <table:table-cell table:style-name="Table4.A2" office:value-type="string">
            <text:p text:style-name="Standard">clk</text:p>
          </table:table-cell>
          <table:table-cell table:style-name="Table4.A2" office:value-type="string">
            <text:p text:style-name="Standard">in</text:p>
          </table:table-cell>
          <table:table-cell table:style-name="Table4.A2" office:value-type="string">
            <text:p text:style-name="Standard">std_logic</text:p>
          </table:table-cell>
          <table:table-cell table:style-name="Table4.D2" office:value-type="string">
            <text:p text:style-name="Standard">Clock</text:p>
            <text:p text:style-name="Standard">Obs: componente dimensionado para 38M, necessita de melhorias para se tornar genérico.</text:p>
          </table:table-cell>
        </table:table-row>
        <table:table-row>
          <table:table-cell table:style-name="Table4.A2" office:value-type="string">
            <text:p text:style-name="Standard">clk_en</text:p>
          </table:table-cell>
          <table:table-cell table:style-name="Table4.A2" office:value-type="string">
            <text:p text:style-name="Standard">in</text:p>
          </table:table-cell>
          <table:table-cell table:style-name="Table4.A2" office:value-type="string">
            <text:p text:style-name="Standard">std_logic</text:p>
          </table:table-cell>
          <table:table-cell table:style-name="Table4.D2" office:value-type="string">
            <text:p text:style-name="Standard">Clock enable</text:p>
            <text:p text:style-name="Standard"><text:span text:style-name="T6">Importante</text:span>: não implementado.</text:p>
          </table:table-cell>
        </table:table-row>
        <table:table-row>
          <table:table-cell table:style-name="Table4.A2" office:value-type="string">
            <text:p text:style-name="Standard">din</text:p>
          </table:table-cell>
          <table:table-cell table:style-name="Table4.A2" office:value-type="string">
            <text:p text:style-name="Standard">in</text:p>
          </table:table-cell>
          <table:table-cell table:style-name="Table4.A2" office:value-type="string">
            <text:p text:style-name="Standard">std_logic_vector</text:p>
          </table:table-cell>
          <table:table-cell table:style-name="Table4.D2" office:value-type="string">
            <text:p text:style-name="Standard">Dado de escrita da interface do microprocessador.</text:p>
          </table:table-cell>
        </table:table-row>
        <table:table-row>
          <table:table-cell table:style-name="Table4.A2" office:value-type="string">
            <text:p text:style-name="Standard">dout</text:p>
          </table:table-cell>
          <table:table-cell table:style-name="Table4.A2" office:value-type="string">
            <text:p text:style-name="Standard">out</text:p>
          </table:table-cell>
          <table:table-cell table:style-name="Table4.A2" office:value-type="string">
            <text:p text:style-name="Standard">std_logic_vector</text:p>
          </table:table-cell>
          <table:table-cell table:style-name="Table4.D2" office:value-type="string">
            <text:p text:style-name="Standard">Dado para leitura da interface do microprocessador.</text:p>
          </table:table-cell>
        </table:table-row>
        <table:table-row>
          <table:table-cell table:style-name="Table4.A2" office:value-type="string">
            <text:p text:style-name="Standard">a</text:p>
          </table:table-cell>
          <table:table-cell table:style-name="Table4.A2" office:value-type="string">
            <text:p text:style-name="Standard">in</text:p>
          </table:table-cell>
          <table:table-cell table:style-name="Table4.A2" office:value-type="string">
            <text:p text:style-name="Standard">std_logic_vector</text:p>
          </table:table-cell>
          <table:table-cell table:style-name="Table4.D2" office:value-type="string">
            <text:p text:style-name="Standard">Endereço da interface do microprocessador.</text:p>
          </table:table-cell>
        </table:table-row>
        <table:table-row>
          <table:table-cell table:style-name="Table4.A2" office:value-type="string">
            <text:p text:style-name="Standard">ncs</text:p>
          </table:table-cell>
          <table:table-cell table:style-name="Table4.A2" office:value-type="string">
            <text:p text:style-name="Standard">in</text:p>
          </table:table-cell>
          <table:table-cell table:style-name="Table4.A2" office:value-type="string">
            <text:p text:style-name="Standard">std_logic</text:p>
          </table:table-cell>
          <table:table-cell table:style-name="Table4.D2" office:value-type="string">
            <text:p text:style-name="Standard">Chip-select da interface do microprocessador.</text:p>
          </table:table-cell>
        </table:table-row>
        <table:table-row>
          <table:table-cell table:style-name="Table4.A2" office:value-type="string">
            <text:p text:style-name="Standard">nwr</text:p>
          </table:table-cell>
          <table:table-cell table:style-name="Table4.A2" office:value-type="string">
            <text:p text:style-name="Standard">in</text:p>
          </table:table-cell>
          <table:table-cell table:style-name="Table4.A2" office:value-type="string">
            <text:p text:style-name="Standard">std_logic</text:p>
          </table:table-cell>
          <table:table-cell table:style-name="Table4.D2" office:value-type="string">
            <text:p text:style-name="Standard">Enable de escrita da interface do microprocessador.</text:p>
          </table:table-cell>
        </table:table-row>
        <table:table-row>
          <table:table-cell table:style-name="Table4.A2" office:value-type="string">
            <text:p text:style-name="Standard">nrd</text:p>
          </table:table-cell>
          <table:table-cell table:style-name="Table4.A2" office:value-type="string">
            <text:p text:style-name="Standard">in</text:p>
          </table:table-cell>
          <table:table-cell table:style-name="Table4.A2" office:value-type="string">
            <text:p text:style-name="Standard">std_logic</text:p>
          </table:table-cell>
          <table:table-cell table:style-name="Table4.D2" office:value-type="string">
            <text:p text:style-name="Standard">Enable de leitura da interface <text:s/>do microprocessador.</text:p>
          </table:table-cell>
        </table:table-row>
        <table:table-row>
          <table:table-cell table:style-name="Table4.A2" office:value-type="string">
            <text:p text:style-name="Standard">e2p_sts</text:p>
          </table:table-cell>
          <table:table-cell table:style-name="Table4.A2" office:value-type="string">
            <text:p text:style-name="Standard">out</text:p>
          </table:table-cell>
          <table:table-cell table:style-name="Table4.A2" office:value-type="string">
            <text:p text:style-name="Standard">std_logic_vector</text:p>
          </table:table-cell>
          <table:table-cell table:style-name="Table4.D2" office:value-type="string">
            <text:p text:style-name="Standard">Status da E2PROM.</text:p>
            <text:p text:style-name="Standard">Significados dos bits:</text:p>
            <text:p text:style-name="Standard">7..3 – Não utilizados (forçados para 0)</text:p>
            <text:p text:style-name="Standard">2 – BUFFER_VALID</text:p>
            <text:p text:style-name="Standard">1 – INIT_DONE</text:p>
            <text:p text:style-name="Standard">0 – E2P_FAIL</text:p>
          </table:table-cell>
        </table:table-row>
        <table:table-row>
          <table:table-cell table:style-name="Table4.A2" office:value-type="string">
            <text:p text:style-name="Standard">scl</text:p>
          </table:table-cell>
          <table:table-cell table:style-name="Table4.A2" office:value-type="string">
            <text:p text:style-name="Standard">out</text:p>
          </table:table-cell>
          <table:table-cell table:style-name="Table4.A2" office:value-type="string">
            <text:p text:style-name="Standard">std_logic_vector</text:p>
          </table:table-cell>
          <table:table-cell table:style-name="Table4.D2" office:value-type="string">
            <text:p text:style-name="Standard">Clock barramento I2C.</text:p>
          </table:table-cell>
        </table:table-row>
        <table:table-row>
          <table:table-cell table:style-name="Table4.A2" office:value-type="string">
            <text:p text:style-name="Standard">sda</text:p>
          </table:table-cell>
          <table:table-cell table:style-name="Table4.A2" office:value-type="string">
            <text:p text:style-name="Standard">inout</text:p>
          </table:table-cell>
          <table:table-cell table:style-name="Table4.A2" office:value-type="string">
            <text:p text:style-name="Standard">std_logic_vector</text:p>
          </table:table-cell>
          <table:table-cell table:style-name="Table4.D2" office:value-type="string">
            <text:p text:style-name="Standard">Dado barramento I2C.</text:p>
          </table:table-cell>
        </table:table-row>
      </table:table>
      <text:p text:style-name="P18">Table <text:sequence text:ref-name="refTable3" text:name="Table" text:formula="ooow:Table+1" style:num-format="1">4</text:sequence>Descrição das portas do i2c_bus_master</text:p>
      <text:p text:style-name="Standard"/>
      <text:p text:style-name="Standard"><draw:frame draw:style-name="fr3" draw:name="Frame2" text:anchor-type="paragraph" svg:x="3.043cm" svg:y="0.457cm" svg:width="10.917cm" draw:z-index="2"><draw:text-box fo:min-height="10.347cm"><text:p text:style-name="P20"><draw:g text:anchor-type="paragraph" draw:z-index="3" draw:style-name="gr1"><draw:rect draw:style-name="gr2" draw:text-style-name="P28" svg:width="10.916cm" svg:height="9.792cm" svg:x="0cm" svg:y="0cm"><text:p/></draw:rect><draw:rect draw:style-name="gr3" draw:text-style-name="P29" svg:width="9.632cm" svg:height="8.347cm" svg:x="0.642cm" svg:y="0.642cm"><text:p/></draw:rect><draw:frame draw:style-name="gr4" draw:text-style-name="P30" svg:width="3.372cm" svg:height="0.966cm" svg:x="3.852cm" svg:y="7.544cm"><draw:text-box><text:p text:style-name="P30"><text:span text:style-name="T7">INTERFACE</text:span></text:p><text:p text:style-name="P30"><text:span text:style-name="T7">I2C</text:span></text:p></draw:text-box></draw:frame><draw:frame draw:style-name="gr5" draw:text-style-name="P30" svg:width="4.335cm" svg:height="1.602cm" svg:x="3.21cm" svg:y="3.052cm"><draw:text-box><text:p text:style-name="P30"><text:span text:style-name="T7"/></text:p><text:p text:style-name="P30"><text:span text:style-name="T7">BUFFER</text:span></text:p><text:p text:style-name="P30"><text:span text:style-name="T7"><text:s/></text:span><text:span text:style-name="T7">(256 BYTES)</text:span></text:p></draw:text-box></draw:frame><draw:frame draw:style-name="gr6" draw:text-style-name="P30" svg:width="8.87cm" svg:height="0.985cm" svg:x="0.923cm" svg:y="1.102cm"><draw:text-box><text:p text:style-name="P30"><text:span text:style-name="T7">INTERFACE</text:span></text:p><text:p text:style-name="P30"><text:span text:style-name="T7">PROCESSADOR</text:span></text:p></draw:text-box></draw:frame><draw:line draw:style-name="gr7" draw:text-style-name="P28" svg:x1="3.692cm" svg:y1="2.087cm" svg:x2="3.694cm" svg:y2="3.052cm"><text:p/></draw:line><draw:frame draw:style-name="gr8" draw:text-style-name="P30" svg:width="5.458cm" svg:height="0.962cm" svg:x="2.729cm" svg:y="5.62cm"><draw:text-box><text:p text:style-name="P30"><text:span text:style-name="T7">LÓGICA DE</text:span></text:p><text:p text:style-name="P30"><text:span text:style-name="T7">CONTROLE</text:span></text:p></draw:text-box></draw:frame><draw:line draw:style-name="gr7" draw:text-style-name="P28" svg:x1="7.063cm" svg:y1="3.05cm" svg:x2="7.065cm" svg:y2="2.085cm"><text:p/></draw:line><draw:line draw:style-name="gr7" draw:text-style-name="P28" svg:x1="4.173cm" svg:y1="6.581cm" svg:x2="4.175cm" svg:y2="7.544cm"><text:p/></draw:line><draw:line draw:style-name="gr7" draw:text-style-name="P28" svg:x1="6.742cm" svg:y1="7.544cm" svg:x2="6.744cm" svg:y2="6.581cm"><text:p/></draw:line><draw:line draw:style-name="gr9" draw:text-style-name="P28" svg:x1="5.618cm" svg:y1="6.581cm" svg:x2="5.62cm" svg:y2="7.528cm"><text:p/></draw:line><draw:line draw:style-name="gr9" draw:text-style-name="P28" svg:x1="5.297cm" svg:y1="8.509cm" svg:x2="5.299cm" svg:y2="9.791cm"><text:p/></draw:line><draw:line draw:style-name="gr7" draw:text-style-name="P28" svg:x1="6.1cm" svg:y1="8.509cm" svg:x2="6.098cm" svg:y2="9.791cm"><text:p/></draw:line><draw:frame draw:style-name="gr10" draw:text-style-name="P31" svg:width="1.285cm" svg:height="0.641cm" svg:x="4.334cm" svg:y="8.989cm"><draw:text-box><text:p text:style-name="P31"><text:span text:style-name="T7">SDA</text:span></text:p></draw:text-box></draw:frame><draw:frame draw:style-name="gr10" draw:text-style-name="P31" svg:width="1.124cm" svg:height="0.641cm" svg:x="5.939cm" svg:y="8.989cm"><draw:text-box><text:p text:style-name="P31"><text:span text:style-name="T7">SCL</text:span></text:p></draw:text-box></draw:frame><draw:line draw:style-name="gr11" draw:text-style-name="P28" svg:x1="5.457cm" svg:y1="1.111cm" svg:x2="5.459cm" svg:y2="0cm"><text:p/></draw:line><draw:line draw:style-name="gr9" draw:text-style-name="P28" svg:x1="5.457cm" svg:y1="5.614cm" svg:x2="5.459cm" svg:y2="4.653cm"><text:p/></draw:line></draw:g>Illustration <text:sequence text:ref-name="refIllustration1" text:name="Illustration" text:formula="ooow:Illustration+1" style:num-format="1">2</text:sequence>: Diagrama de blocos do e2p_interface</text:p></draw:text-box></draw:frame></text:p>
      <text:p text:style-name="Standard"/>
      <text:p text:style-name="Standard"/>
      <text:p text:style-name="Standard"/>
      <text:p text:style-name="Standard"/>
      <text:p text:style-name="Standard"/>
      <text:list text:style-name="Numbering_20_1" text:continue-numbering="true">
        <text:list-item>
          <text:h text:style-name="P9" text:outline-level="1"><text:s/>Interface QMC (qmc_interface)</text:h>
          <text:p text:style-name="P32"/>
        </text:list-item>
      </text:list>
      <text:p text:style-name="P10"><text:tab/>Este bloco destina-se a implementar uma interface serial TDM entre FPGAs e processadores PowerQUICC. <text:s/>Para operação adequada, o processador deve obedecer a temporização das figuras <text:sequence-ref text:reference-format="value" text:ref-name="refFigura10">6.1</text:sequence-ref> e <text:sequence-ref text:reference-format="value" text:ref-name="refFigura11">6.2</text:sequence-ref>. No MPC8247, essa temporização é obtida configurando o registrador SI2MR conforme segue:</text:p>
      <text:p text:style-name="P13"/>
      <text:list text:style-name="L4">
        <text:list-item>
          <text:list>
            <text:list-item>
              <text:p text:style-name="P33">SI2MR[RFSDx] = 01</text:p>
            </text:list-item>
            <text:list-item>
              <text:p text:style-name="P33">SI2MR[DSCx] = 0</text:p>
            </text:list-item>
            <text:list-item>
              <text:p text:style-name="P33">SI2MR[CRTx] = 0</text:p>
            </text:list-item>
            <text:list-item>
              <text:p text:style-name="P33">SI2MR[SLx] = 0</text:p>
            </text:list-item>
            <text:list-item>
              <text:p text:style-name="P33">SI2MR[CEx] = 0</text:p>
            </text:list-item>
            <text:list-item>
              <text:p text:style-name="P33">SI2MR[FEx] = 0</text:p>
            </text:list-item>
            <text:list-item>
              <text:p text:style-name="P33">SI2MR[TFSDx] = 01</text:p>
              <text:p text:style-name="P33"/>
            </text:list-item>
          </text:list>
        </text:list-item>
      </text:list>
      <text:p text:style-name="Table"><draw:frame draw:style-name="fr4" draw:name="Quadro1" text:anchor-type="paragraph" svg:width="15.873cm" draw:z-index="4"><draw:text-box fo:min-height="6.59cm"><text:p text:style-name="P34"><draw:frame draw:style-name="fr5" draw:name="figura2" text:anchor-type="paragraph" svg:x="0.004cm" svg:y="0.002cm" svg:width="16.999cm" style:rel-width="100%" svg:height="6.346cm" style:rel-height="scale" draw:z-index="5"><draw:image xlink:href="Pictures/200000070000542200001F6C2559CF6E.svm" xlink:type="simple" xlink:show="embed" xlink:actuate="onLoad"/></draw:frame>Figura <text:sequence text:ref-name="refFigura10" text:name="Figura" text:formula="ooow:Figura+1" style:num-format="1">6.1</text:sequence>: Temporização da interface TDM (transmissão do processador)</text:p></draw:text-box></draw:frame></text:p>
      <text:p text:style-name="Table"><draw:frame draw:style-name="fr4" draw:name="Quadro13" text:anchor-type="paragraph" svg:width="16.432cm" draw:z-index="6"><draw:text-box fo:min-height="5.135cm"><text:p text:style-name="P34"><draw:frame draw:style-name="fr5" draw:name="figura3" text:anchor-type="paragraph" svg:x="0.004cm" svg:y="0.002cm" svg:width="16.432cm" style:rel-width="100%" svg:height="5.135cm" style:rel-height="scale" draw:z-index="7"><draw:image xlink:href="Pictures/20000007000040300000140E6E398928.svm" xlink:type="simple" xlink:show="embed" xlink:actuate="onLoad"/></draw:frame>Figura <text:sequence text:ref-name="refFigura11" text:name="Figura" text:formula="ooow:Figura+1" style:num-format="1">6.2</text:sequence>: Temporização da interface TDM (recepção do processador)</text:p></draw:text-box></draw:frame></text:p>
      <text:h text:style-name="Heading_20_1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2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Arial Unicode MS1" svg:font-family="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Humnst777 BT" svg:font-family="'Humnst777 BT'" style:font-adornments="Roman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31" draw:display-name="Hatch 31" draw:style="single" draw:color="#000000" draw:distance="0.011cm" draw:rotation="0"/>
    <draw:fill-image draw:name="Bitmape_20_5" draw:display-name="Bitmape 5" xlink:href="Pictures/10000000000000400000004077CDC8F9.png" xlink:type="simple" xlink:show="embed" xlink:actuate="onLoad"/>
    <draw:marker draw:name="msArrowEnd_20_5" draw:display-name="msArrowEnd 5" svg:viewBox="0 0 210 210" svg:d="m105 0 105 210h-210z"/>
    <draw:stroke-dash draw:name="Dash_20_28" draw:display-name="Dash 28" draw:style="rect" draw:dots1="1" draw:dots1-length="0.011cm" draw:dots2="1" draw:dots2-length="0.011cm" draw:distance="0.01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Title" style:next-style-name="Text_20_body" style:list-style-name="Numbering_20_1" style:class="text" style:default-outline-level="1">
      <style:paragraph-properties text:number-lines="true" text:line-number="1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auto-update="true" style:list-style-name="Numbering_20_1" style:class="text" style:default-outline-level="2">
      <style:paragraph-properties fo:background-color="transparent" style:shadow="none" text:number-lines="true" text:line-number="0">
        <style:tab-stops/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paragraph-properties fo:margin-left="2.54cm" fo:margin-right="0cm" fo:text-indent="-0.635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paragraph-properties fo:margin-left="3.81cm" fo:margin-right="0cm" fo:text-indent="-0.635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Title" style:next-style-name="Text_20_body" style:class="text" style:default-outline-level="7">
      <style:paragraph-properties fo:margin-left="5.08cm" fo:margin-right="0cm" fo:text-indent="-0.635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class="text" style:default-outline-level="8">
      <style:paragraph-properties fo:margin-left="5.715cm" fo:margin-right="0cm" fo:text-indent="-0.635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class="text" style:default-outline-level="10">
      <style:paragraph-properties fo:margin-left="6.985cm" fo:margin-right="0cm" fo:text-indent="-0.635cm" style:auto-text-indent="false"/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Index_20_Heading" style:display-name="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igura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." style:num-format="1">
        <style:list-level-properties text:space-before="0.635cm" text:min-label-width="0.635cm"/>
      </text:outline-level-style>
      <text:outline-level-style text:level="2" text:style-name="Numbering_20_Symbols" style:num-format="1" text:display-levels="2">
        <style:list-level-properties text:min-label-distance="0.381cm"/>
      </text:outline-level-style>
      <text:outline-level-style text:level="3" style:num-suffix="." style:num-format="1">
        <style:list-level-properties text:space-before="1.905cm" text:min-label-width="0.635cm"/>
      </text:outline-level-style>
      <text:outline-level-style text:level="4" style:num-suffix="." style:num-format="1">
        <style:list-level-properties text:space-before="2.54cm" text:min-label-width="0.635cm"/>
      </text:outline-level-style>
      <text:outline-level-style text:level="5" style:num-suffix="." style:num-format="1">
        <style:list-level-properties text:space-before="3.175cm" text:min-label-width="0.635cm"/>
      </text:outline-level-style>
      <text:outline-level-style text:level="6" style:num-suffix="." style:num-format="1">
        <style:list-level-properties text:space-before="3.81cm" text:min-label-width="0.635cm"/>
      </text:outline-level-style>
      <text:outline-level-style text:level="7" style:num-suffix="." style:num-format="1">
        <style:list-level-properties text:space-before="4.445cm" text:min-label-width="0.635cm"/>
      </text:outline-level-style>
      <text:outline-level-style text:level="8" style:num-suffix="." style:num-format="1">
        <style:list-level-properties text:space-before="5.08cm" text:min-label-width="0.635cm"/>
      </text:outline-level-style>
      <text:outline-level-style text:level="9" style:num-suffix="." style:num-format="1">
        <style:list-level-properties text:space-before="5.715cm" text:min-label-width="0.635cm"/>
      </text:outline-level-style>
      <text:outline-level-style text:level="10" style:num-suffix="." style:num-format="1">
        <style:list-level-properties text:space-before="6.35cm" text:min-label-width="0.635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9.419cm" style:rel-column-width="36310*"/>
    </style:style>
    <style:style style:name="Table1.B" style:family="table-column">
      <style:table-column-properties style:column-width="7.581cm" style:rel-column-width="29225*"/>
    </style:style>
    <style:style style:name="Table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1.B1.1" style:family="table-column">
      <style:table-column-properties style:column-width="3.845cm" style:rel-column-width="14826*"/>
    </style:style>
    <style:style style:name="Table1.B1.2" style:family="table-column">
      <style:table-column-properties style:column-width="3.736cm" style:rel-column-width="14399*"/>
    </style:style>
    <style:style style:name="Table1.B1.1.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.2.1" style:family="table-cell">
      <style:table-cell-properties fo:padding="0.097cm" fo:border="0.002cm solid #000000"/>
    </style:style>
    <style:style style:name="Table1.B1.1.2" style:family="table-cell">
      <style:table-cell-properties fo:padding="0.097cm" fo:border-left="0.002cm solid #000000" fo:border-right="none" fo:border-top="none" fo:border-bottom="0.002cm solid #000000"/>
    </style:style>
    <style:style style:name="Table1.B1.2.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text-properties fo:color="#000080" style:font-name="Humnst777 BT" fo:font-size="40pt" fo:font-style="normal" fo:font-weight="normal" style:font-size-asian="40pt" style:font-style-asian="normal" style:font-size-complex="40pt" style:font-style-complex="normal"/>
    </style:style>
    <style:style style:name="P2" style:family="paragraph" style:parent-style-name="Table_20_Heading">
      <style:paragraph-properties fo:text-align="end" style:justify-single-word="false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Table_20_Heading">
      <style:paragraph-properties fo:text-align="start" style:justify-single-word="false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style:font-name="Arial"/>
    </style:style>
    <style:style style:name="P5" style:family="paragraph" style:parent-style-name="Table_20_Contents">
      <style:paragraph-properties fo:text-align="start" style:justify-single-word="false"/>
      <style:text-properties style:font-name="Arial"/>
    </style:style>
    <style:style style:name="P6" style:family="paragraph" style:parent-style-name="Footer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page-layout style:name="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387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pm1">
      <style:header>
        <text:p text:style-name="Header"/>
        <table:table table:name="Table1" table:style-name="Table1">
          <table:table-column table:style-name="Table1.A"/>
          <table:table-column table:style-name="Table1.B"/>
          <table:table-header-rows>
            <table:table-row>
              <table:table-cell table:style-name="Table1.A1" office:value-type="string">
                <text:p text:style-name="P1">DATACOM</text:p>
              </table:table-cell>
              <table:table-cell>
                <table:table table:is-sub-table="true">
                  <table:table-column table:style-name="Table1.B1.1"/>
                  <table:table-column table:style-name="Table1.B1.2"/>
                  <table:table-row>
                    <table:table-cell table:style-name="Table1.B1.1.1" office:value-type="string">
                      <text:p text:style-name="P2">Repositório:</text:p>
                    </table:table-cell>
                    <table:table-cell table:style-name="Table1.B1.2.1" office:value-type="string">
                      <text:p text:style-name="P3">LP-CORES</text:p>
                    </table:table-cell>
                  </table:table-row>
                  <table:table-row>
                    <table:table-cell table:style-name="Table1.B1.1.2" office:value-type="string">
                      <text:p text:style-name="P4">Módulo:</text:p>
                    </table:table-cell>
                    <table:table-cell table:style-name="Table1.B1.2.2" office:value-type="string">
                      <text:p text:style-name="P5">serial_interface</text:p>
                    </table:table-cell>
                  </table:table-row>
                  <table:table-row>
                    <table:table-cell table:style-name="Table1.B1.1.2" office:value-type="string">
                      <text:p text:style-name="P4">Última Gravação:</text:p>
                    </table:table-cell>
                    <table:table-cell table:style-name="Table1.B1.2.2" office:value-type="string">
                      <text:p text:style-name="P5"><text:date style:data-style-name="N37" text:date-value="2005-10-18T18:19:29.16" text:fixed="true">18/10/05</text:date>, <text:modification-time style:data-style-name="N40">15:06</text:modification-time></text:p>
                    </table:table-cell>
                  </table:table-row>
                </table:table>
              </table:table-cell>
            </table:table-row>
          </table:table-header-rows>
        </table:table>
        <text:p text:style-name="Standard"/>
      </style:header>
      <style:footer>
        <text:p text:style-name="P6">INFORMAÇÃO CONFIDENCIAL E PROPRIETÁRIA – TERACOM TELEMÁTICA LTDA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5-10-18T17:43:50</meta:creation-date>
    <dc:creator>Paulo Dalla Santa</dc:creator>
    <dc:date>2006-08-04T15:06:48</dc:date>
    <dc:language>pt-BR</dc:language>
    <meta:editing-cycles>26</meta:editing-cycles>
    <meta:editing-duration>PT2H58M23S</meta:editing-duration>
    <meta:user-defined meta:name="Info 1"/>
    <meta:user-defined meta:name="Info 2"/>
    <meta:user-defined meta:name="Info 3"/>
    <meta:user-defined meta:name="Info 4"/>
    <meta:document-statistic meta:table-count="6" meta:image-count="3" meta:object-count="0" meta:page-count="11" meta:paragraph-count="254" meta:word-count="1038" meta:character-count="6132"/>
  </office:meta>
</office:document-meta>
</file>